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10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9cm" svg:height="1cm" svg:x="3cm" svg:y="3.4cm">
          <text:p text:style-name="P1">ネットワークアドレス部</text:p>
        </draw:rect>
        <draw:rect draw:style-name="gr1" draw:text-style-name="P2" draw:layer="layout" svg:width="9cm" svg:height="1cm" svg:x="12cm" svg:y="3.4cm">
          <text:p text:style-name="P1">ホストアドレス部</text:p>
        </draw:rect>
        <draw:frame draw:style-name="gr2" draw:text-style-name="P3" draw:layer="layout" svg:width="1.328cm" svg:height="0.806cm" svg:x="2.8cm" svg:y="2.6cm">
          <draw:text-box>
            <text:p><text:span text:style-name="T1">127</text:span></text:p>
          </draw:text-box>
        </draw:frame>
        <draw:frame draw:style-name="gr3" draw:text-style-name="P3" draw:layer="layout" svg:width="0.777cm" svg:height="0.806cm" svg:x="20.351cm" svg:y="2.415cm">
          <draw:text-box>
            <text:p><text:span text:style-name="T1">0</text:span></text:p>
          </draw:text-box>
        </draw:frame>
        <draw:frame draw:style-name="gr3" draw:text-style-name="P3" draw:layer="layout" svg:width="1.052cm" svg:height="0.806cm" svg:x="11.223cm" svg:y="2.594cm">
          <draw:text-box>
            <text:p><text:span text:style-name="T1">64</text:span></text:p>
          </draw:text-box>
        </draw:frame>
        <draw:frame draw:style-name="gr4" draw:text-style-name="P3" draw:layer="layout" svg:width="2.606cm" svg:height="0.747cm" svg:x="21.8cm" svg:y="2.49cm">
          <draw:text-box>
            <text:p><text:span text:style-name="T1">ビット番号</text:span></text:p>
          </draw:text-box>
        </draw:frame>
        <draw:frame draw:style-name="gr3" draw:text-style-name="P3" draw:layer="layout" svg:width="1.052cm" svg:height="0.806cm" svg:x="12.023cm" svg:y="2.594cm">
          <draw:text-box>
            <text:p><text:span text:style-name="T1">6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1-21T22:14:35.54</meta:creation-date>
    <dc:date>2016-07-30T10:59:49.393000000</dc:date>
    <meta:editing-duration>PT9H49M6S</meta:editing-duration>
    <meta:editing-cycles>6</meta:editing-cycles>
    <meta:generator>LibreOffice/5.0.4.2$Windows_x86 LibreOffice_project/2b9802c1994aa0b7dc6079e128979269cf95bc78</meta:generator>
    <meta:document-statistic meta:object-count="7"/>
  </office:meta>
</office:document-meta>
</file>